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25cm" fo:min-width="14.5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draw:textarea-vertical-align="top" fo:min-height="1.423cm"/>
    </style:style>
    <style:style style:name="gr4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98cm" fo:min-width="1.4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3.77cm" fo:min-width="1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withoutfill">
      <style:graphic-properties svg:stroke-width="0.127cm" draw:marker-start-width="0.572cm" draw:marker-end-width="0.572cm" draw:fill="none" draw:textarea-vertical-align="middle" fo:padding-top="0.189cm" fo:padding-bottom="0.189cm" fo:padding-left="0.314cm" fo:padding-right="0.314cm"/>
    </style:style>
    <style:style style:name="gr10" style:family="graphic" style:parent-style-name="standard">
      <style:graphic-properties svg:stroke-width="0.127cm" svg:stroke-color="#000000" draw:marker-start-width="0cm" draw:marker-end-width="0cm" draw:fill-color="#fff9ae" draw:textarea-vertical-align="middle" fo:padding-top="0.189cm" fo:padding-bottom="0.189cm" fo:padding-left="0.314cm" fo:padding-right="0.314cm"/>
    </style:style>
    <style:style style:name="gr1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draw:stroke="solid" svg:stroke-width="0.13cm" svg:stroke-color="#000000" draw:marker-start-width="0.395cm" draw:marker-end-width="0.395cm" draw:fill-color="#ffd320" draw:textarea-horizontal-align="center" draw:textarea-vertical-align="middle" fo:padding-top="0.254cm" fo:padding-bottom="0.254cm" fo:padding-left="0.379cm" fo:padding-right="0.379cm"/>
    </style:style>
    <style:style style:name="gr14" style:family="graphic" style:parent-style-name="standard">
      <style:graphic-properties svg:stroke-width="0.127cm" svg:stroke-color="#000000" draw:marker-start-width="0cm" draw:marker-end-width="0cm" draw:fill-color="#ffd320" draw:textarea-vertical-align="middle" fo:padding-top="0.189cm" fo:padding-bottom="0.189cm" fo:padding-left="0.314cm" fo:padding-right="0.314cm"/>
    </style:style>
    <style:style style:name="gr15" style:family="graphic" style:parent-style-name="standard">
      <style:graphic-properties draw:stroke="solid" svg:stroke-width="0.13cm" svg:stroke-color="#000000" draw:marker-start-width="0.395cm" draw:marker-end-width="0.395cm" draw:fill-color="#fff9ae" draw:textarea-horizontal-align="center" draw:textarea-vertical-align="middle" fo:padding-top="0.254cm" fo:padding-bottom="0.254cm" fo:padding-left="0.379cm" fo:padding-right="0.379cm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9ae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26pt" style:font-name-asian="Arial" style:font-size-asian="26pt" style:font-name-complex="Arial" style:font-size-complex="26pt"/>
    </style:style>
    <style:style style:name="T3" style:family="text">
      <style:text-properties style:text-position="-33% 58%" style:font-name="Arial" fo:font-size="26pt" style:font-name-asian="Arial" style:font-size-asian="26pt" style:font-name-complex="Arial" style:font-size-complex="26pt"/>
    </style:style>
    <style:style style:name="T4" style:family="text">
      <style:text-properties style:text-position="0% 100%" style:font-name="Arial" fo:font-size="26pt" style:font-name-asian="Arial" style:font-size-asian="26pt" style:font-name-complex="Arial" style:font-size-complex="26pt"/>
    </style:style>
    <style:style style:name="T5" style:family="text">
      <style:text-properties style:text-position="-33% 58%" style:font-name="Arial" style:font-name-asian="Arial" style:font-name-complex="Arial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text-position="33% 58%" style:font-name="Arial" fo:font-size="20pt" style:font-name-asian="Arial" style:font-size-asian="20pt" style:font-name-complex="Arial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rial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cm" svg:y1="9.8cm" svg:x2="22.5cm" svg:y2="9.8cm">
          <text:p/>
        </draw:line>
        <draw:custom-shape draw:style-name="gr2" draw:text-style-name="P3" draw:layer="layout" svg:width="15cm" svg:height="1.5cm" svg:x="2cm" svg:y="3cm">
          <text:p text:style-name="P2"><text:span text:style-name="T1">ψ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4.5cm" svg:x2="2.6cm" svg:y2="5.5cm">
          <text:p/>
        </draw:line>
        <draw:line draw:style-name="gr1" draw:text-style-name="P1" draw:layer="layout" svg:x1="7.1cm" svg:y1="4.5cm" svg:x2="7.1cm" svg:y2="5.5cm">
          <text:p/>
        </draw:line>
        <draw:line draw:style-name="gr1" draw:text-style-name="P1" draw:layer="layout" svg:x1="11.6cm" svg:y1="4.5cm" svg:x2="11.6cm" svg:y2="5.5cm">
          <text:p/>
        </draw:line>
        <draw:line draw:style-name="gr1" draw:text-style-name="P1" draw:layer="layout" svg:x1="16.1cm" svg:y1="4.5cm" svg:x2="16.1cm" svg:y2="5.5cm">
          <text:p/>
        </draw:line>
        <draw:frame draw:style-name="gr3" draw:text-style-name="P4" draw:layer="layout" svg:width="1.575cm" svg:height="1.673cm" svg:x="1.925cm" svg:y="5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6.525cm" svg:y="5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1.025cm" svg:y="5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15.525cm" svg:y="5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8cm" svg:y="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10.5cm" svg:x2="8.9cm" svg:y2="11.5cm">
          <text:p/>
        </draw:line>
        <draw:line draw:style-name="gr1" draw:text-style-name="P1" draw:layer="layout" svg:x1="13cm" svg:y1="10.5cm" svg:x2="13cm" svg:y2="11.5cm">
          <text:p/>
        </draw:line>
        <draw:line draw:style-name="gr1" draw:text-style-name="P1" draw:layer="layout" svg:x1="17.5cm" svg:y1="10.5cm" svg:x2="17.5cm" svg:y2="11.5cm">
          <text:p/>
        </draw:line>
        <draw:line draw:style-name="gr1" draw:text-style-name="P1" draw:layer="layout" svg:x1="22cm" svg:y1="10.5cm" svg:x2="22cm" svg:y2="11.5cm">
          <text:p/>
        </draw:line>
        <draw:frame draw:style-name="gr3" draw:text-style-name="P4" draw:layer="layout" svg:width="1.575cm" svg:height="1.673cm" svg:x="8.325cm" svg:y="11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12.425cm" svg:y="11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6.925cm" svg:y="11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21.425cm" svg:y="11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12cm" svg:y="9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16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21cm" svg:y="9cm">
          <text:p text:style-name="P2">D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75cm" svg:height="1.673cm" svg:x="10.5cm" svg:y="8.5cm">
          <draw:text-box>
            <text:p text:style-name="P2"><text:span text:style-name="T4">α</text:span><text:span text:style-name="T3">1</text:span></text:p>
          </draw:text-box>
        </draw:frame>
        <draw:frame draw:style-name="gr3" draw:text-style-name="P4" draw:layer="layout" svg:width="1.575cm" svg:height="1.673cm" svg:x="14.5cm" svg:y="8.5cm">
          <draw:text-box>
            <text:p text:style-name="P2"><text:span text:style-name="T4">α</text:span><text:span text:style-name="T3">2</text:span></text:p>
          </draw:text-box>
        </draw:frame>
        <draw:frame draw:style-name="gr3" draw:text-style-name="P4" draw:layer="layout" svg:width="1.575cm" svg:height="1.673cm" svg:x="19cm" svg:y="8.5cm">
          <draw:text-box>
            <text:p text:style-name="P2"><text:span text:style-name="T4">α</text:span><text:span text:style-name="T3">3</text:span></text:p>
          </draw:text-box>
        </draw:frame>
      </draw:page>
      <draw:page draw:name="page2" draw:style-name="dp1" draw:master-page-name="Default">
        <draw:line draw:style-name="gr1" draw:text-style-name="P1" draw:layer="layout" svg:x1="3.5cm" svg:y1="11.2cm" svg:x2="17.5cm" svg:y2="11.2cm">
          <text:p/>
        </draw:line>
        <draw:line draw:style-name="gr1" draw:text-style-name="P1" draw:layer="layout" svg:x1="3.5cm" svg:y1="8.7cm" svg:x2="17.5cm" svg:y2="8.7cm">
          <text:p/>
        </draw:line>
        <draw:custom-shape draw:style-name="gr5" draw:text-style-name="P3" draw:layer="layout" svg:width="2cm" svg:height="4.1cm" svg:x="3cm" svg:y="7.9cm">
          <text:p text:style-name="P2"><text:span text:style-name="T1">O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16cm" svg:y="7.9cm">
          <text:p text:style-name="P2"><text:span text:style-name="T1">O</text:span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7.3cm" svg:y="7.9cm">
          <text:p text:style-name="P2"><text:span text:style-name="T1">O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11.6cm" svg:y="7.9cm">
          <text:p text:style-name="P2"><text:span text:style-name="T1">O</text:span><text:span text:style-name="T5">3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6" draw:text-style-name="P3" draw:layer="layout" svg:width="2cm" svg:height="1.5cm" svg:x="3cm" svg:y="3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6" draw:text-style-name="P3" draw:layer="layout" svg:width="2cm" svg:height="1.5cm" svg:x="7.3cm" svg:y="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3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6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3.1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3.1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3.2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3.1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g>
          <svg:title>TexMaths</svg:title>
          <svg:desc>24§latex§$\langle\phi|\psi\rangle$§svg§600§TRUE§</svg:desc>
          <draw:polygon draw:style-name="gr7" draw:text-style-name="P5" draw:layer="layout" svg:width="1.972cm" svg:height="0.844cm" svg:x="18.433cm" svg:y="9.501cm" svg:viewBox="0 0 1973 845" draw:points="987,845 0,845 0,0 1973,0 1973,845">
            <text:p/>
          </draw:polygon>
          <draw:path draw:style-name="gr8" draw:text-style-name="P6" draw:layer="layout" svg:width="0.189cm" svg:height="0.844cm" svg:x="18.525cm" svg:y="9.501cm" svg:viewBox="0 0 190 845" svg:d="M186 33c4-10 4-12 4-16 0-9-8-17-17-17-8 0-14 4-19 19l-150 388c-2 6-4 12-4 16 0 1 0 3 4 15l150 388c3 9 7 19 19 19 9 0 17-8 17-15 0-4 0-6-4-16l-151-391z">
            <text:p/>
          </draw:path>
          <draw:path draw:style-name="gr8" draw:text-style-name="P6" draw:layer="layout" svg:width="0.442cm" svg:height="0.76cm" svg:x="18.801cm" svg:y="9.549cm" svg:viewBox="0 0 443 761" svg:d="M328 21c0-2 4-11 4-13 0 0 0-8-11-8-8 0-10 2-12 17l-50 196c-134 4-259 115-259 231 0 80 59 148 163 153-8 27-13 54-19 79-12 40-19 73-19 75 0 10 6 10 9 10 4 0 6 0 10-4 0-2 6-21 8-33l32-127c137-4 259-119 259-232 0-67-44-144-163-152zM167 578c-52-2-111-31-111-117 0-100 73-219 197-231zM276 230c64 4 114 43 114 118 0 99-73 220-202 230z">
            <text:p/>
          </draw:path>
          <draw:path draw:style-name="gr8" draw:text-style-name="P6" draw:layer="layout" svg:width="0.035cm" svg:height="0.844cm" svg:x="19.364cm" svg:y="9.501cm" svg:viewBox="0 0 36 845" svg:d="M36 31c0-16 0-31-19-31-17 0-17 15-17 31v783c0 16 0 31 17 31 19 0 19-15 19-31z">
            <text:p/>
          </draw:path>
          <draw:path draw:style-name="gr8" draw:text-style-name="P6" draw:layer="layout" svg:width="0.511cm" svg:height="0.76cm" svg:x="19.521cm" svg:y="9.549cm" svg:viewBox="0 0 512 761" svg:d="M384 21c0-2 2-8 2-11 0-10-6-10-10-10-9 0-9 2-13 17l-140 559c-66-8-96-38-96-94 0-17 0-40 46-157 2-12 7-25 7-43 0-38-26-69-69-69-80 0-111 123-111 131 0 7 8 7 10 7 9 0 9-1 13-15 23-81 58-104 86-104 6 0 22 0 22 27 0 21-8 43-20 73-40 106-40 129-40 142 0 81 65 116 146 121-6 29-6 31-17 77-4 10-22 77-22 81 0 0 0 8 12 8 2 0 6 0 8-4 2-2 7-23 9-35l33-125c31 0 105 0 184-92 35-38 54-75 63-100 8-21 25-96 25-132 0-48-23-60-36-60-21 0-42 21-42 41 0 11 4 15 11 23 10 9 31 30 31 71 0 55-44 124-73 155-75 75-129 75-159 75z">
            <text:p/>
          </draw:path>
          <draw:path draw:style-name="gr8" draw:text-style-name="P6" draw:layer="layout" svg:width="0.189cm" svg:height="0.844cm" svg:x="20.124cm" svg:y="9.501cm" svg:viewBox="0 0 190 845" svg:d="M186 438c4-12 4-14 4-15 0-2 0-4-4-14l-150-390c-5-13-9-19-19-19-9 0-17 8-17 17 0 2 0 4 4 14l151 392-151 391c-4 8-4 10-4 16 0 7 8 15 17 15 12 0 14-8 18-15z">
            <text:p/>
          </draw:path>
        </draw:g>
        <draw:g>
          <svg:title>TexMaths</svg:title>
          <svg:desc>24§latex§$\alpha$
§svg§600§TRUE§</svg:desc>
          <draw:polygon draw:style-name="gr7" draw:text-style-name="P5" draw:layer="layout" svg:width="0.544cm" svg:height="0.364cm" svg:x="5.901cm" svg:y="8.065cm" svg:viewBox="0 0 545 365" draw:points="273,365 0,365 0,0 545,0 545,365">
            <text:p/>
          </draw:polygon>
          <draw:path draw:style-name="gr8" draw:text-style-name="P6" draw:layer="layout" svg:width="0.473cm" svg:height="0.383cm" svg:x="5.936cm" svg:y="8.055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latex§$\beta$
§svg§600§TRUE§</svg:desc>
          <draw:polygon draw:style-name="gr7" draw:text-style-name="P5" draw:layer="layout" svg:width="0.522cm" svg:height="0.752cm" svg:x="5.902cm" svg:y="10.465cm" svg:viewBox="0 0 523 753" draw:points="261,753 0,753 0,0 523,0 523,753">
            <text:p/>
          </draw:polygon>
          <draw:path draw:style-name="gr8" draw:text-style-name="P6" draw:layer="layout" svg:width="0.459cm" svg:height="0.76cm" svg:x="5.927cm" svg:y="10.45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</draw:page>
      <draw:page draw:name="page3" draw:style-name="dp1" draw:master-page-name="Default">
        <draw:line draw:style-name="gr9" draw:text-style-name="P1" draw:layer="layout" svg:x1="24.766cm" svg:y1="4.973cm" svg:x2="24.766cm" svg:y2="3.08cm">
          <text:p/>
        </draw:line>
        <draw:rect draw:style-name="gr10" draw:text-style-name="P7" draw:layer="layout" svg:width="3.189cm" svg:height="10.961cm" svg:x="0.5cm" svg:y="0.549cm">
          <text:p/>
        </draw:rect>
        <draw:g>
          <svg:title>TexMaths</svg:title>
          <svg:desc>40§latex§$\rho$§svg§600§TRUE§</svg:desc>
          <draw:polygon draw:style-name="gr11" draw:text-style-name="P5" draw:layer="layout" svg:width="0.57cm" svg:height="0.689cm" svg:x="1.844cm" svg:y="5.178cm" svg:viewBox="0 0 571 690" draw:points="286,690 0,690 0,0 571,0 571,690">
            <text:p/>
          </draw:polygon>
          <draw:path draw:style-name="gr12" draw:text-style-name="P6" draw:layer="layout" svg:width="0.523cm" svg:height="0.727cm" svg:x="1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9" draw:text-style-name="P1" draw:layer="layout" svg:x1="3.689cm" svg:y1="1.472cm" svg:x2="5.582cm" svg:y2="1.472cm">
          <text:p/>
        </draw:line>
        <draw:line draw:style-name="gr9" draw:text-style-name="P1" draw:layer="layout" svg:x1="3.69cm" svg:y1="10.259cm" svg:x2="5.583cm" svg:y2="10.259cm">
          <text:p/>
        </draw:line>
        <draw:g>
          <svg:title>TexMaths</svg:title>
          <svg:desc>40§latex§$i$§svg§600§TRUE§</svg:desc>
          <draw:polygon draw:style-name="gr11" draw:text-style-name="P5" draw:layer="layout" svg:width="0.382cm" svg:height="0.727cm" svg:x="4.425cm" svg:y="1.272cm" svg:viewBox="0 0 383 728" draw:points="191,728 0,728 0,0 383,0 383,728">
            <text:p/>
          </draw:polygon>
          <draw:path draw:style-name="gr12" draw:text-style-name="P6" draw:layer="layout" svg:width="0.294cm" svg:height="0.743cm" svg:x="4.456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4.589cm" svg:y="10.579cm" svg:viewBox="0 0 352 766" draw:points="176,766 0,766 0,0 352,0 352,766">
            <text:p/>
          </draw:polygon>
          <draw:path draw:style-name="gr12" draw:text-style-name="P6" draw:layer="layout" svg:width="0.238cm" svg:height="0.78cm" svg:x="4.637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10" draw:text-style-name="P7" draw:layer="layout" svg:width="3.189cm" svg:height="2.636cm" svg:x="8.218cm" svg:y="0.5cm">
          <text:p/>
        </draw:rect>
        <draw:line draw:style-name="gr9" draw:text-style-name="P1" draw:layer="layout" svg:x1="6.308cm" svg:y1="1.472cm" svg:x2="8.201cm" svg:y2="1.472cm">
          <text:p/>
        </draw:line>
        <draw:line draw:style-name="gr9" draw:text-style-name="P1" draw:layer="layout" svg:x1="11.409cm" svg:y1="1.472cm" svg:x2="13.302cm" svg:y2="1.472cm">
          <text:p/>
        </draw:line>
        <draw:line draw:style-name="gr9" draw:text-style-name="P1" draw:layer="layout" svg:x1="9.766cm" svg:y1="4.983cm" svg:x2="9.766cm" svg:y2="3.09cm">
          <text:p/>
        </draw:line>
        <draw:rect draw:style-name="gr10" draw:text-style-name="P7" draw:layer="layout" svg:width="3.189cm" svg:height="2.636cm" draw:transform="rotate (-3.14159265358979) translate (11.313cm 11.51cm)">
          <text:p/>
        </draw:rect>
        <draw:line draw:style-name="gr9" draw:text-style-name="P1" draw:layer="layout" svg:x1="13.223cm" svg:y1="10.259cm" svg:x2="11.33cm" svg:y2="10.259cm">
          <text:p/>
        </draw:line>
        <draw:line draw:style-name="gr9" draw:text-style-name="P1" draw:layer="layout" svg:x1="8.122cm" svg:y1="10.259cm" svg:x2="6.229cm" svg:y2="10.259cm">
          <text:p/>
        </draw:line>
        <draw:line draw:style-name="gr9" draw:text-style-name="P1" draw:layer="layout" svg:x1="9.766cm" svg:y1="7.012cm" svg:x2="9.766cm" svg:y2="8.905cm">
          <text:p/>
        </draw:line>
        <draw:g>
          <svg:title>TexMaths</svg:title>
          <svg:desc>40§latex§$A$§svg§600§TRUE§</svg:desc>
          <draw:polygon draw:style-name="gr11" draw:text-style-name="P5" draw:layer="layout" svg:width="0.828cm" svg:height="0.752cm" svg:x="9.248cm" svg:y="1.386cm" svg:viewBox="0 0 829 753" draw:points="414,753 0,753 0,0 829,0 829,753">
            <text:p/>
          </draw:polygon>
          <draw:path draw:style-name="gr12" draw:text-style-name="P6" draw:layer="layout" svg:width="0.759cm" svg:height="0.793cm" svg:x="9.2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1" draw:text-style-name="P5" draw:layer="layout" svg:width="0.89cm" svg:height="0.752cm" svg:x="9.169cm" svg:y="9.817cm" svg:viewBox="0 0 891 753" draw:points="446,753 0,753 0,0 891,0 891,753">
            <text:p/>
          </draw:polygon>
          <draw:path draw:style-name="gr12" draw:text-style-name="P6" draw:layer="layout" svg:width="0.79cm" svg:height="0.755cm" svg:x="9.216cm" svg:y="9.81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i$§svg§600§TRUE§</svg:desc>
          <draw:polygon draw:style-name="gr11" draw:text-style-name="P5" draw:layer="layout" svg:width="0.382cm" svg:height="0.727cm" svg:x="6.659cm" svg:y="1.743cm" svg:viewBox="0 0 383 728" draw:points="191,728 0,728 0,0 383,0 383,728">
            <text:p/>
          </draw:polygon>
          <draw:path draw:style-name="gr12" draw:text-style-name="P6" draw:layer="layout" svg:width="0.294cm" svg:height="0.743cm" svg:x="6.69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8.95cm" svg:y="3.547cm" svg:viewBox="0 0 518 942" draw:points="260,942 0,942 0,0 518,0 518,942">
            <text:p/>
          </draw:polygon>
          <draw:path draw:style-name="gr12" draw:text-style-name="P6" draw:layer="layout" svg:width="0.454cm" svg:height="0.956cm" svg:x="8.9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1" draw:text-style-name="P5" draw:layer="layout" svg:width="0.608cm" svg:height="0.765cm" svg:x="12.152cm" svg:y="1.705cm" svg:viewBox="0 0 609 766" draw:points="304,766 0,766 0,0 609,0 609,766">
            <text:p/>
          </draw:polygon>
          <draw:path draw:style-name="gr12" draw:text-style-name="P6" draw:layer="layout" svg:width="0.501cm" svg:height="0.78cm" svg:x="12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6.894cm" svg:y="10.579cm" svg:viewBox="0 0 352 766" draw:points="176,766 0,766 0,0 352,0 352,766">
            <text:p/>
          </draw:polygon>
          <draw:path draw:style-name="gr12" draw:text-style-name="P6" draw:layer="layout" svg:width="0.238cm" svg:height="0.78cm" svg:x="6.941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11.838cm" svg:y="10.871cm" svg:viewBox="0 0 662 477" draw:points="333,477 0,477 0,0 662,0 662,477">
            <text:p/>
          </draw:polygon>
          <draw:path draw:style-name="gr12" draw:text-style-name="P6" draw:layer="layout" svg:width="0.598cm" svg:height="0.501cm" svg:x="11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8.95cm" svg:y="7.314cm" svg:viewBox="0 0 518 942" draw:points="260,942 0,942 0,0 518,0 518,942">
            <text:p/>
          </draw:polygon>
          <draw:path draw:style-name="gr12" draw:text-style-name="P6" draw:layer="layout" svg:width="0.454cm" svg:height="0.956cm" svg:x="8.9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9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11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12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13" draw:text-style-name="P8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11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12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9" draw:text-style-name="P1" draw:layer="layout" svg:x1="26.409cm" svg:y1="1.462cm" svg:x2="28.302cm" svg:y2="1.462cm">
          <text:p/>
        </draw:line>
        <draw:rect draw:style-name="gr14" draw:text-style-name="P8" draw:layer="layout" svg:width="3.189cm" svg:height="2.636cm" draw:transform="rotate (-3.14159265358979) translate (26.313cm 11.5cm)">
          <text:p/>
        </draw:rect>
        <draw:line draw:style-name="gr9" draw:text-style-name="P1" draw:layer="layout" svg:x1="28.223cm" svg:y1="10.249cm" svg:x2="26.33cm" svg:y2="10.249cm">
          <text:p/>
        </draw:line>
        <draw:line draw:style-name="gr9" draw:text-style-name="P1" draw:layer="layout" svg:x1="23.122cm" svg:y1="10.249cm" svg:x2="21.229cm" svg:y2="10.249cm">
          <text:p/>
        </draw:line>
        <draw:line draw:style-name="gr9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11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12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1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12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12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1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12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12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12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12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9" draw:text-style-name="P1" draw:layer="layout" svg:x1="24.766cm" svg:y1="4.973cm" svg:x2="24.766cm" svg:y2="3.08cm">
          <text:p/>
        </draw:line>
        <draw:line draw:style-name="gr9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11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12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15" draw:text-style-name="P7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11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12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9" draw:text-style-name="P1" draw:layer="layout" svg:x1="26.409cm" svg:y1="1.462cm" svg:x2="28.302cm" svg:y2="1.462cm">
          <text:p/>
        </draw:line>
        <draw:rect draw:style-name="gr10" draw:text-style-name="P7" draw:layer="layout" svg:width="3.189cm" svg:height="2.636cm" draw:transform="rotate (-3.14159265358979) translate (26.313cm 11.5cm)">
          <text:p/>
        </draw:rect>
        <draw:line draw:style-name="gr9" draw:text-style-name="P1" draw:layer="layout" svg:x1="28.223cm" svg:y1="10.249cm" svg:x2="26.33cm" svg:y2="10.249cm">
          <text:p/>
        </draw:line>
        <draw:line draw:style-name="gr9" draw:text-style-name="P1" draw:layer="layout" svg:x1="23.122cm" svg:y1="10.249cm" svg:x2="21.229cm" svg:y2="10.249cm">
          <text:p/>
        </draw:line>
        <draw:line draw:style-name="gr9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11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12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1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12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12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1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12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12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12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12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rect draw:style-name="gr10" draw:text-style-name="P7" draw:layer="layout" svg:width="3.189cm" svg:height="10.961cm" svg:x="31.017cm" svg:y="0.539cm">
          <text:p/>
        </draw:rect>
        <draw:g>
          <svg:title>TexMaths</svg:title>
          <svg:desc>40§latex§$\rho$§svg§600§TRUE§</svg:desc>
          <draw:polygon draw:style-name="gr11" draw:text-style-name="P5" draw:layer="layout" svg:width="0.57cm" svg:height="0.689cm" svg:x="32.361cm" svg:y="5.168cm" svg:viewBox="0 0 571 690" draw:points="286,690 0,690 0,0 571,0 571,690">
            <text:p/>
          </draw:polygon>
          <draw:path draw:style-name="gr12" draw:text-style-name="P6" draw:layer="layout" svg:width="0.523cm" svg:height="0.727cm" svg:x="32.396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9" draw:text-style-name="P1" draw:layer="layout" svg:x1="34.206cm" svg:y1="1.462cm" svg:x2="36.099cm" svg:y2="1.462cm">
          <text:p/>
        </draw:line>
        <draw:line draw:style-name="gr9" draw:text-style-name="P1" draw:layer="layout" svg:x1="34.207cm" svg:y1="10.249cm" svg:x2="36.1cm" svg:y2="10.249cm">
          <text:p/>
        </draw:line>
        <draw:g>
          <svg:title>TexMaths</svg:title>
          <svg:desc>40§latex§$k$§svg§600§TRUE§</svg:desc>
          <draw:polygon draw:style-name="gr11" draw:text-style-name="P5" draw:layer="layout" svg:width="0.608cm" svg:height="0.765cm" svg:x="35.114cm" svg:y="1.847cm" svg:viewBox="0 0 609 766" draw:points="304,766 0,766 0,0 609,0 609,766">
            <text:p/>
          </draw:polygon>
          <draw:path draw:style-name="gr12" draw:text-style-name="P6" draw:layer="layout" svg:width="0.501cm" svg:height="0.78cm" svg:x="35.173cm" svg:y="1.844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34.8cm" svg:y="11.013cm" svg:viewBox="0 0 662 477" draw:points="333,477 0,477 0,0 662,0 662,477">
            <text:p/>
          </draw:polygon>
          <draw:path draw:style-name="gr12" draw:text-style-name="P6" draw:layer="layout" svg:width="0.598cm" svg:height="0.501cm" svg:x="34.831cm" svg:y="10.998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custom-shape draw:style-name="gr16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cm" svg:height="2.5cm" svg:x="28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line draw:style-name="gr9" draw:text-style-name="P1" draw:layer="layout" svg:x1="18.057cm" svg:y1="5.11cm" svg:x2="18.057cm" svg:y2="3.217cm">
          <text:p/>
        </draw:line>
        <draw:rect draw:style-name="gr10" draw:text-style-name="P7" draw:layer="layout" svg:width="3.189cm" svg:height="10.961cm" svg:x="8.5cm" svg:y="0.549cm">
          <text:p/>
        </draw:rect>
        <draw:g>
          <svg:title>TexMaths</svg:title>
          <svg:desc>40§latex§$\rho$§svg§600§TRUE§</svg:desc>
          <draw:polygon draw:style-name="gr11" draw:text-style-name="P5" draw:layer="layout" svg:width="0.57cm" svg:height="0.689cm" svg:x="9.844cm" svg:y="5.178cm" svg:viewBox="0 0 571 690" draw:points="286,690 0,690 0,0 571,0 571,690">
            <text:p/>
          </draw:polygon>
          <draw:path draw:style-name="gr12" draw:text-style-name="P6" draw:layer="layout" svg:width="0.523cm" svg:height="0.727cm" svg:x="9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9" draw:text-style-name="P1" draw:layer="layout" svg:x1="6.589cm" svg:y1="1.472cm" svg:x2="8.482cm" svg:y2="1.472cm">
          <text:p/>
        </draw:line>
        <draw:line draw:style-name="gr9" draw:text-style-name="P1" draw:layer="layout" svg:x1="6.59cm" svg:y1="10.259cm" svg:x2="8.483cm" svg:y2="10.259cm">
          <text:p/>
        </draw:line>
        <draw:rect draw:style-name="gr10" draw:text-style-name="P7" draw:layer="layout" svg:width="3.189cm" svg:height="2.636cm" svg:x="0.718cm" svg:y="0.5cm">
          <text:p/>
        </draw:rect>
        <draw:line draw:style-name="gr9" draw:text-style-name="P1" draw:layer="layout" svg:x1="-1.192cm" svg:y1="1.472cm" svg:x2="0.701cm" svg:y2="1.472cm">
          <text:p/>
        </draw:line>
        <draw:line draw:style-name="gr9" draw:text-style-name="P1" draw:layer="layout" svg:x1="3.909cm" svg:y1="1.472cm" svg:x2="5.802cm" svg:y2="1.472cm">
          <text:p/>
        </draw:line>
        <draw:line draw:style-name="gr9" draw:text-style-name="P1" draw:layer="layout" svg:x1="2.266cm" svg:y1="4.983cm" svg:x2="2.266cm" svg:y2="3.09cm">
          <text:p/>
        </draw:line>
        <draw:rect draw:style-name="gr10" draw:text-style-name="P7" draw:layer="layout" svg:width="3.189cm" svg:height="2.636cm" draw:transform="rotate (-3.14159265358979) translate (3.813cm 11.51cm)">
          <text:p/>
        </draw:rect>
        <draw:line draw:style-name="gr9" draw:text-style-name="P1" draw:layer="layout" svg:x1="5.723cm" svg:y1="10.259cm" svg:x2="3.83cm" svg:y2="10.259cm">
          <text:p/>
        </draw:line>
        <draw:line draw:style-name="gr9" draw:text-style-name="P1" draw:layer="layout" svg:x1="0.622cm" svg:y1="10.259cm" svg:x2="-1.271cm" svg:y2="10.259cm">
          <text:p/>
        </draw:line>
        <draw:line draw:style-name="gr9" draw:text-style-name="P1" draw:layer="layout" svg:x1="2.266cm" svg:y1="7.012cm" svg:x2="2.266cm" svg:y2="8.905cm">
          <text:p/>
        </draw:line>
        <draw:g>
          <svg:title>TexMaths</svg:title>
          <svg:desc>40§latex§$A$§svg§600§TRUE§</svg:desc>
          <draw:polygon draw:style-name="gr11" draw:text-style-name="P5" draw:layer="layout" svg:width="0.828cm" svg:height="0.752cm" svg:x="1.748cm" svg:y="1.386cm" svg:viewBox="0 0 829 753" draw:points="414,753 0,753 0,0 829,0 829,753">
            <text:p/>
          </draw:polygon>
          <draw:path draw:style-name="gr12" draw:text-style-name="P6" draw:layer="layout" svg:width="0.759cm" svg:height="0.793cm" svg:x="1.7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1" draw:text-style-name="P5" draw:layer="layout" svg:width="0.89cm" svg:height="0.752cm" svg:x="1.669cm" svg:y="9.817cm" svg:viewBox="0 0 891 753" draw:points="446,753 0,753 0,0 891,0 891,753">
            <text:p/>
          </draw:polygon>
          <draw:path draw:style-name="gr12" draw:text-style-name="P6" draw:layer="layout" svg:width="0.79cm" svg:height="0.755cm" svg:x="1.716cm" svg:y="9.81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i$§svg§600§TRUE§</svg:desc>
          <draw:polygon draw:style-name="gr11" draw:text-style-name="P5" draw:layer="layout" svg:width="0.382cm" svg:height="0.727cm" svg:x="-0.841cm" svg:y="1.743cm" svg:viewBox="0 0 383 728" draw:points="191,728 0,728 0,0 383,0 383,728">
            <text:p/>
          </draw:polygon>
          <draw:path draw:style-name="gr12" draw:text-style-name="P6" draw:layer="layout" svg:width="0.294cm" svg:height="0.743cm" svg:x="-0.81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1.45cm" svg:y="3.547cm" svg:viewBox="0 0 518 942" draw:points="260,942 0,942 0,0 518,0 518,942">
            <text:p/>
          </draw:polygon>
          <draw:path draw:style-name="gr12" draw:text-style-name="P6" draw:layer="layout" svg:width="0.454cm" svg:height="0.956cm" svg:x="1.4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1" draw:text-style-name="P5" draw:layer="layout" svg:width="0.608cm" svg:height="0.765cm" svg:x="4.652cm" svg:y="1.705cm" svg:viewBox="0 0 609 766" draw:points="304,766 0,766 0,0 609,0 609,766">
            <text:p/>
          </draw:polygon>
          <draw:path draw:style-name="gr12" draw:text-style-name="P6" draw:layer="layout" svg:width="0.501cm" svg:height="0.78cm" svg:x="4.7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-0.606cm" svg:y="10.579cm" svg:viewBox="0 0 352 766" draw:points="176,766 0,766 0,0 352,0 352,766">
            <text:p/>
          </draw:polygon>
          <draw:path draw:style-name="gr12" draw:text-style-name="P6" draw:layer="layout" svg:width="0.238cm" svg:height="0.78cm" svg:x="-0.559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4.338cm" svg:y="10.871cm" svg:viewBox="0 0 662 477" draw:points="333,477 0,477 0,0 662,0 662,477">
            <text:p/>
          </draw:polygon>
          <draw:path draw:style-name="gr12" draw:text-style-name="P6" draw:layer="layout" svg:width="0.598cm" svg:height="0.501cm" svg:x="4.3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1.45cm" svg:y="7.314cm" svg:viewBox="0 0 518 942" draw:points="260,942 0,942 0,0 518,0 518,942">
            <text:p/>
          </draw:polygon>
          <draw:path draw:style-name="gr12" draw:text-style-name="P6" draw:layer="layout" svg:width="0.454cm" svg:height="0.956cm" svg:x="1.4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9" draw:text-style-name="P1" draw:layer="layout" svg:x1="22.081cm" svg:y1="10.386cm" svg:x2="23.974cm" svg:y2="10.386cm">
          <text:p/>
        </draw:line>
        <draw:line draw:style-name="gr9" draw:text-style-name="P1" draw:layer="layout" svg:x1="14.5cm" svg:y1="1.599cm" svg:x2="16.393cm" svg:y2="1.599cm">
          <text:p/>
        </draw:line>
        <draw:rect draw:style-name="gr14" draw:text-style-name="P8" draw:layer="layout" svg:width="3.189cm" svg:height="2.636cm" draw:transform="rotate (-3.14159265358979) translate (19.604cm 11.637cm)">
          <text:p/>
        </draw:rect>
        <draw:line draw:style-name="gr9" draw:text-style-name="P1" draw:layer="layout" svg:x1="21.514cm" svg:y1="10.386cm" svg:x2="19.621cm" svg:y2="10.386cm">
          <text:p/>
        </draw:line>
        <draw:line draw:style-name="gr9" draw:text-style-name="P1" draw:layer="layout" svg:x1="16.413cm" svg:y1="10.386cm" svg:x2="14.52cm" svg:y2="10.386cm">
          <text:p/>
        </draw:line>
        <draw:line draw:style-name="gr9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11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12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12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12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12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12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9" draw:text-style-name="P1" draw:layer="layout" svg:x1="18.057cm" svg:y1="5.11cm" svg:x2="18.057cm" svg:y2="3.217cm">
          <text:p/>
        </draw:line>
        <draw:line draw:style-name="gr9" draw:text-style-name="P1" draw:layer="layout" svg:x1="22.081cm" svg:y1="10.386cm" svg:x2="23.974cm" svg:y2="10.386cm">
          <text:p/>
        </draw:line>
        <draw:path draw:style-name="gr15" draw:text-style-name="P7" draw:layer="layout" svg:width="11.033cm" svg:height="11.136cm" svg:x="16.357cm" svg:y="0.5cm" svg:viewBox="0 0 11034 11137" svg:d="M11002 11128c10-5 18-13 23-23 6-10 9-20 9-31v-8374-2587-49c0-12-3-22-9-32-5-10-13-18-23-23-10-6-20-9-31-9h-10907c-12 0-22 3-32 9-10 5-18 13-23 23-6 10-9 20-9 32v2636c0 11 3 21 9 31 5 10 13 18 23 23 10 6 20 9 32 9h7654v8311c0 11 3 21 9 31 5 10 13 18 23 23 10 6 20 9 32 9h3189c11 0 21-3 31-9z">
          <text:p/>
        </draw:path>
        <draw:line draw:style-name="gr9" draw:text-style-name="P1" draw:layer="layout" svg:x1="14.5cm" svg:y1="1.599cm" svg:x2="16.393cm" svg:y2="1.599cm">
          <text:p/>
        </draw:line>
        <draw:rect draw:style-name="gr10" draw:text-style-name="P7" draw:layer="layout" svg:width="3.189cm" svg:height="2.636cm" draw:transform="rotate (-3.14159265358979) translate (19.604cm 11.637cm)">
          <text:p/>
        </draw:rect>
        <draw:line draw:style-name="gr9" draw:text-style-name="P1" draw:layer="layout" svg:x1="21.514cm" svg:y1="10.386cm" svg:x2="19.621cm" svg:y2="10.386cm">
          <text:p/>
        </draw:line>
        <draw:line draw:style-name="gr9" draw:text-style-name="P1" draw:layer="layout" svg:x1="16.413cm" svg:y1="10.386cm" svg:x2="14.52cm" svg:y2="10.386cm">
          <text:p/>
        </draw:line>
        <draw:line draw:style-name="gr9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11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12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12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12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12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1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12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custom-shape draw:style-name="gr16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cm" svg:height="2.5cm" svg:x="28.3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40§latex§$k$§svg§600§TRUE§</svg:desc>
          <draw:polygon draw:style-name="gr11" draw:text-style-name="P5" draw:layer="layout" svg:width="0.608cm" svg:height="0.765cm" svg:x="7.152cm" svg:y="1.705cm" svg:viewBox="0 0 609 766" draw:points="304,766 0,766 0,0 609,0 609,766">
            <text:p/>
          </draw:polygon>
          <draw:path draw:style-name="gr12" draw:text-style-name="P6" draw:layer="layout" svg:width="0.501cm" svg:height="0.78cm" svg:x="7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6.838cm" svg:y="10.871cm" svg:viewBox="0 0 662 477" draw:points="333,477 0,477 0,0 662,0 662,477">
            <text:p/>
          </draw:polygon>
          <draw:path draw:style-name="gr12" draw:text-style-name="P6" draw:layer="layout" svg:width="0.598cm" svg:height="0.501cm" svg:x="6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i$§svg§600§TRUE§</svg:desc>
          <draw:polygon draw:style-name="gr11" draw:text-style-name="P5" draw:layer="layout" svg:width="0.382cm" svg:height="0.727cm" svg:x="15.209cm" svg:y="1.896cm" svg:viewBox="0 0 383 728" draw:points="191,728 0,728 0,0 383,0 383,728">
            <text:p/>
          </draw:polygon>
          <draw:path draw:style-name="gr12" draw:text-style-name="P6" draw:layer="layout" svg:width="0.294cm" svg:height="0.743cm" svg:x="15.24cm" svg:y="1.893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n$§svg§600§TRUE§</svg:desc>
          <draw:polygon draw:style-name="gr11" draw:text-style-name="P5" draw:layer="layout" svg:width="0.661cm" svg:height="0.476cm" svg:x="22.629cm" svg:y="10.998cm" svg:viewBox="0 0 662 477" draw:points="333,477 0,477 0,0 662,0 662,477">
            <text:p/>
          </draw:polygon>
          <draw:path draw:style-name="gr12" draw:text-style-name="P6" draw:layer="layout" svg:width="0.598cm" svg:height="0.501cm" svg:x="22.6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line draw:style-name="gr9" draw:text-style-name="P1" draw:layer="layout" svg:x1="30.679cm" svg:y1="1.614cm" svg:x2="32.572cm" svg:y2="1.614cm">
          <text:p/>
        </draw:line>
        <draw:line draw:style-name="gr9" draw:text-style-name="P1" draw:layer="layout" svg:x1="32.493cm" svg:y1="10.401cm" svg:x2="30.6cm" svg:y2="10.401cm">
          <text:p/>
        </draw:line>
        <draw:g>
          <svg:title>TexMaths</svg:title>
          <svg:desc>40§latex§$i$§svg§600§TRUE§</svg:desc>
          <draw:polygon draw:style-name="gr11" draw:text-style-name="P5" draw:layer="layout" svg:width="0.382cm" svg:height="0.727cm" svg:x="31.03cm" svg:y="1.885cm" svg:viewBox="0 0 383 728" draw:points="191,728 0,728 0,0 383,0 383,728">
            <text:p/>
          </draw:polygon>
          <draw:path draw:style-name="gr12" draw:text-style-name="P6" draw:layer="layout" svg:width="0.294cm" svg:height="0.743cm" svg:x="31.061cm" svg:y="1.882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11" draw:text-style-name="P5" draw:layer="layout" svg:width="0.351cm" svg:height="0.765cm" svg:x="31.265cm" svg:y="10.721cm" svg:viewBox="0 0 352 766" draw:points="176,766 0,766 0,0 352,0 352,766">
            <text:p/>
          </draw:polygon>
          <draw:path draw:style-name="gr12" draw:text-style-name="P6" draw:layer="layout" svg:width="0.238cm" svg:height="0.78cm" svg:x="31.312cm" svg:y="10.718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10" draw:text-style-name="P7" draw:layer="layout" svg:width="3.189cm" svg:height="10.961cm" svg:x="32.411cm" svg:y="0.539cm">
          <text:p/>
        </draw:rect>
        <draw:g>
          <svg:title>TexMaths</svg:title>
          <svg:desc>40§latex§$\rho$§svg§600§TRUE§</svg:desc>
          <draw:polygon draw:style-name="gr11" draw:text-style-name="P5" draw:layer="layout" svg:width="0.57cm" svg:height="0.689cm" svg:x="33.755cm" svg:y="5.168cm" svg:viewBox="0 0 571 690" draw:points="286,690 0,690 0,0 571,0 571,690">
            <text:p/>
          </draw:polygon>
          <draw:path draw:style-name="gr12" draw:text-style-name="P6" draw:layer="layout" svg:width="0.523cm" svg:height="0.727cm" svg:x="33.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18M52S</meta:editing-duration>
    <meta:editing-cycles>4</meta:editing-cycles>
    <meta:generator>LibreOffice/6.0.6.2$Windows_X86_64 LibreOffice_project/0c292870b25a325b5ed35f6b45599d2ea4458e77</meta:generator>
    <dc:date>2019-02-21T10:57:40.813000000</dc:date>
    <meta:document-statistic meta:object-count="305"/>
  </office:meta>
</office:document-meta>
</file>